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/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41" style:family="table-cell" style:parent-style-name="Default"/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tier.$L$2:$Metier.$L$5])" table:allow-empty-cell="true" table:display-list="unsorted" table:base-cell-address="TAD.D4">
          <table:error-message table:message-type="stop" table:display="true"/>
        </table:content-validation>
      </table:content-validations>
      <table:table table:name="TA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2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Analyse (TAD)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5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Code 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/>
          <table:table-cell table:style-name="ce25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8" table:content-validation-name="val1" table:number-columns-repeated="2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 office:value-type="string" calcext:value-type="string">
            <text:p>A faire</text:p>
          </table:table-cell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CodeBinaire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style-name="ce20"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calcext:conditional-formats>
          <calcext:conditional-format calcext:target-range-address="TAD.L2:TAD.L2">
            <calcext:condition calcext:apply-style-name="Rouge - A FAIRE" calcext:value="contains-text(a faire)" calcext:base-cell-address="Metier.L2"/>
          </calcext:conditional-format>
        </calcext:conditional-formats>
      </table:table>
      <table:table table:name="Metie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41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5" office:value-type="string" calcext:value-type="string">
            <text:p>Fait</text:p>
          </table:table-cell>
          <table:table-cell table:style-name="ce2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/>
          <table:table-cell table:style-name="ce25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6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Fait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8" table:content-validation-name="val1" table:number-columns-repeated="2"/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2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34"/>
          <table:table-cell table:style-name="ce30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Metier.L2:Metier.L2">
            <calcext:condition calcext:apply-style-name="Rouge - A FAIRE" calcext:value="contains-text(a faire)" calcext:base-cell-address="TAD.L2"/>
          </calcext:conditional-format>
        </calcext:conditional-formats>
      </table:table>
      <table:named-expressions/>
      <table:database-ranges>
        <table:database-range table:name="PlageDeTache" table:target-range-address="Metier.L2:Metier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9T10:46:48.763212385</dc:date>
    <meta:editing-duration>P1DT9H14M26S</meta:editing-duration>
    <meta:editing-cycles>34</meta:editing-cycles>
    <meta:generator>LibreOffice/7.3.7.2$Linux_X86_64 LibreOffice_project/30$Build-2</meta:generator>
    <meta:document-statistic meta:table-count="2" meta:cell-count="289" meta:object-count="0"/>
  </office:meta>
</office:document-meta>
</file>